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number text:level="1" text:style-name="WW_CharLFO14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extbody" style:family="paragraph">
      <style:text-properties style:font-name="Times New Roman"/>
    </style:style>
    <style:style style:name="P36" style:parent-style-name="Textbody" style:family="paragraph">
      <style:text-properties style:font-name="Times New Roman"/>
    </style:style>
    <style:style style:name="P37" style:parent-style-name="Textbody" style:list-style-name="LFO18" style:family="paragraph"/>
    <style:style style:name="T38" style:parent-style-name="Fonteparág.padrão" style:family="text">
      <style:text-properties style:font-name="Times New Roman"/>
    </style:style>
    <style:style style:name="P39" style:parent-style-name="Textbody" style:family="paragraph">
      <style:text-properties style:font-name="Times New Roman"/>
    </style:style>
    <style:style style:name="P40" style:parent-style-name="Textbody" style:family="paragraph">
      <style:text-properties style:font-name="Times New Roman" style:font-name-asian="Verdana" style:font-name-complex="Verdana"/>
    </style:style>
    <style:style style:name="P41" style:parent-style-name="Textbody" style:family="paragraph">
      <style:text-properties style:font-name="Times New Roman" style:font-name-asian="Verdana" style:font-name-complex="Verdana"/>
    </style:style>
    <style:style style:name="T42" style:parent-style-name="Fonteparág.padrão" style:family="text">
      <style:text-properties style:font-name="Times New Roman" style:font-name-asian="Verdana" style:font-name-complex="Verdana"/>
    </style:style>
    <style:style style:name="P43" style:parent-style-name="Textbody" style:family="paragraph">
      <style:text-properties style:font-name="Times New Roman" style:font-name-asian="Verdana" style:font-name-complex="Verdana"/>
    </style:style>
    <style:style style:name="T44" style:parent-style-name="Fonteparág.padrão" style:family="text">
      <style:text-properties style:font-name="Times New Roman" style:font-name-asian="Verdana" style:font-name-complex="Verdana"/>
    </style:style>
    <style:style style:name="T45" style:parent-style-name="Fonteparág.padrão" style:family="text">
      <style:text-properties style:font-name="Times New Roman" style:font-name-asian="Verdana" style:font-name-complex="Verdana"/>
    </style:style>
    <style:style style:name="T46" style:parent-style-name="Fonteparág.padrão" style:family="text">
      <style:text-properties style:font-name="Times New Roman" style:font-name-asian="Tahoma" style:font-name-complex="Tahoma"/>
    </style:style>
    <style:style style:name="P47" style:parent-style-name="Textbody" style:family="paragraph">
      <style:text-properties style:font-name="Times New Roman" style:font-name-asian="Tahoma" style:font-name-complex="Tahoma"/>
    </style:style>
    <style:style style:name="P48" style:parent-style-name="Textbody" style:family="paragraph">
      <style:text-properties style:font-name="Times New Roman" style:font-name-asian="Tahoma" style:font-name-complex="Tahoma"/>
    </style:style>
    <style:style style:name="P49" style:parent-style-name="Textbody" style:family="paragraph">
      <style:text-properties style:font-name="Times New Roman" style:font-name-asian="Tahoma" style:font-name-complex="Tahoma"/>
    </style:style>
    <style:style style:name="P50" style:parent-style-name="Textbody" style:family="paragraph">
      <style:text-properties style:font-name="Times New Roman" style:font-name-asian="Tahoma" style:font-name-complex="Tahoma"/>
    </style:style>
    <style:style style:name="P51" style:parent-style-name="Textbody" style:family="paragraph">
      <style:text-properties style:font-name="Times New Roman" style:font-name-asian="Tahoma" style:font-name-complex="Tahoma"/>
    </style:style>
    <style:style style:name="P52" style:parent-style-name="Textbody" style:family="paragraph">
      <style:text-properties style:font-name="Times New Roman" style:font-name-asian="Times New Roman" style:font-name-complex="Tahoma"/>
    </style:style>
    <style:style style:name="P53" style:parent-style-name="Textbody" style:family="paragraph">
      <style:text-properties style:font-name="Times New Roman" style:font-name-asian="Times New Roman" style:font-name-complex="Tahoma"/>
    </style:style>
    <style:style style:name="P54" style:parent-style-name="Textbody" style:family="paragraph">
      <style:text-properties style:font-name="Times New Roman" style:font-name-asian="Times New Roman" style:font-name-complex="Tahoma"/>
    </style:style>
    <style:style style:name="T55" style:parent-style-name="Fonteparág.padrão" style:family="text">
      <style:text-properties style:font-name="Times New Roman" style:font-name-asian="Tahoma" style:font-name-complex="Tahoma"/>
    </style:style>
    <style:style style:name="T56" style:parent-style-name="Fonteparág.padrão" style:family="text">
      <style:text-properties style:font-name="Times New Roman" style:font-name-asian="Tahoma" style:font-name-complex="Tahoma"/>
    </style:style>
    <style:style style:name="T57" style:parent-style-name="Fonteparág.padrão" style:family="text">
      <style:text-properties style:font-name="Times New Roman" style:font-name-asian="Tahoma" style:font-name-complex="Tahoma"/>
    </style:style>
    <style:style style:name="T58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59" style:parent-style-name="Fonteparág.padrão" style:family="text">
      <style:text-properties style:font-name="Times New Roman" style:font-name-asian="Tahoma" style:font-name-complex="Tahoma"/>
    </style:style>
    <style:style style:name="P60" style:parent-style-name="Textbody" style:family="paragraph">
      <style:text-properties style:font-name="Times New Roman" style:font-name-asian="Times New Roman" style:font-name-complex="Tahoma"/>
    </style:style>
    <style:style style:name="P6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62" style:parent-style-name="Textbody" style:family="paragraph">
      <style:text-properties style:font-name="Times New Roman" style:font-name-asian="Times New Roman" style:font-name-complex="Tahoma"/>
    </style:style>
    <style:style style:name="P63" style:parent-style-name="Textbody" style:list-style-name="LFO18" style:family="paragraph"/>
    <style:style style:name="T64" style:parent-style-name="Fonteparág.padrão" style:family="text">
      <style:text-properties style:font-name="Times New Roman"/>
    </style:style>
    <style:style style:name="T65" style:parent-style-name="Fonteparág.padrão" style:family="text">
      <style:text-properties style:font-name="Times New Roman"/>
    </style:style>
    <style:style style:name="T66" style:parent-style-name="Fonteparág.padrão" style:family="text">
      <style:text-properties style:font-name="Times New Roman" style:font-name-asian="Times New Roman"/>
    </style:style>
    <style:style style:name="T67" style:parent-style-name="Fonteparág.padrão" style:family="text">
      <style:text-properties style:font-name="Times New Roman" style:font-name-asian="Times New Roman"/>
    </style:style>
    <style:style style:name="T68" style:parent-style-name="Fonteparág.padrão" style:family="text">
      <style:text-properties style:font-name="Times New Roman" style:font-name-asian="Times New Roman"/>
    </style:style>
    <style:style style:name="P69" style:parent-style-name="Textbody" style:list-style-name="LFO18" style:family="paragraph"/>
    <style:style style:name="T70" style:parent-style-name="Fonteparág.padrão" style:family="text">
      <style:text-properties style:font-name="Times New Roman"/>
    </style:style>
    <style:style style:name="T71" style:parent-style-name="Fonteparág.padrão" style:family="text">
      <style:text-properties style:font-name="Times New Roman" style:font-name-asian="Times New Roman"/>
    </style:style>
    <style:style style:name="P72" style:parent-style-name="Textbody" style:list-style-name="LFO18" style:family="paragraph"/>
    <style:style style:name="T73" style:parent-style-name="Fonteparág.padrão" style:family="text">
      <style:text-properties style:font-name="Times New Roman" style:font-name-asian="Times New Roman"/>
    </style:style>
    <style:style style:name="T74" style:parent-style-name="Fonteparág.padrão" style:family="text">
      <style:text-properties style:font-name="Times New Roman" style:font-name-asian="Times New Roman"/>
    </style:style>
    <style:style style:name="T75" style:parent-style-name="Fonteparág.padrão" style:family="text">
      <style:text-properties style:font-name="Times New Roman" style:font-name-asian="Times New Roman"/>
    </style:style>
    <style:style style:name="T76" style:parent-style-name="Fonteparág.padrão" style:family="text">
      <style:text-properties style:font-name="Times New Roman" style:font-name-asian="Tahoma" style:font-name-complex="Tahoma"/>
    </style:style>
    <style:style style:name="T77" style:parent-style-name="Fonteparág.padrão" style:family="text">
      <style:text-properties style:font-name="Times New Roman" style:font-name-asian="Times New Roman"/>
    </style:style>
    <style:style style:name="P78" style:parent-style-name="Textbody" style:list-style-name="LFO18" style:family="paragraph"/>
    <style:style style:name="T79" style:parent-style-name="Fonteparág.padrão" style:family="text">
      <style:text-properties style:font-name="Times New Roman" style:font-name-asian="Times New Roman"/>
    </style:style>
    <style:style style:name="P80" style:parent-style-name="Textbody" style:list-style-name="LFO18" style:family="paragraph">
      <style:text-properties style:font-name="Times New Roman"/>
    </style:style>
    <style:style style:name="T81" style:parent-style-name="Fonteparág.padrão" style:family="text">
      <style:text-properties style:font-name="Times New Roman"/>
    </style:style>
    <style:style style:name="T82" style:parent-style-name="Fonteparág.padrão" style:family="text">
      <style:text-properties style:font-name="Times New Roman" fo:font-size="10pt" style:font-size-asian="10pt" style:font-size-complex="10pt"/>
    </style:style>
    <style:style style:name="T83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4" style:parent-style-name="Fonteparág.padrão" style:family="text">
      <style:text-properties style:font-name="Times New Roman" fo:font-size="10pt" style:font-size-asian="10pt" style:font-size-complex="10pt"/>
    </style:style>
    <style:style style:name="T85" style:parent-style-name="Fonteparág.padrão" style:family="text">
      <style:text-properties style:font-name="Times New Roman" fo:font-size="10pt" style:font-size-asian="10pt" style:font-size-complex="10pt"/>
    </style:style>
    <style:style style:name="T86" style:parent-style-name="Fonteparág.padrão" style:family="text">
      <style:text-properties style:font-name="Times New Roman" fo:font-size="10pt" style:font-size-asian="10pt" style:font-size-complex="10pt"/>
    </style:style>
    <style:style style:name="P87" style:parent-style-name="Standard" style:family="paragraph">
      <style:text-properties style:font-name="Times New Roman" fo:font-size="10pt" style:font-size-asian="10pt" style:font-size-complex="10pt"/>
    </style:style>
    <style:style style:name="T88" style:parent-style-name="Fonteparág.padrão" style:family="text">
      <style:text-properties style:font-name="Times New Roman" fo:font-size="10pt" style:font-size-asian="10pt" style:font-size-complex="10pt"/>
    </style:style>
    <style:style style:name="P89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90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91" style:parent-style-name="Standard" style:list-style-name="LFO14" style:family="paragraph">
      <style:paragraph-properties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92" style:parent-style-name="Standard" style:family="paragraph">
      <style:paragraph-properties fo:margin-left="0.7395in">
        <style:tab-stops/>
      </style:paragraph-properties>
      <style:text-properties style:font-name="Times New Roman" fo:font-size="10pt" style:font-size-asian="10pt" style:font-size-complex="10pt"/>
    </style:style>
    <style:style style:name="T93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4" style:parent-style-name="Fonteparág.padrão" style:family="text">
      <style:text-properties style:font-name="Times New Roman" fo:font-size="10pt" style:font-size-asian="10pt" style:font-size-complex="10pt"/>
    </style:style>
    <style:style style:name="P95" style:parent-style-name="Standard" style:family="paragraph">
      <style:text-properties style:font-name="Times New Roman" fo:font-size="10pt" style:font-size-asian="10pt" style:font-size-complex="10pt"/>
    </style:style>
    <style:style style:name="P96" style:parent-style-name="Standard" style:family="paragraph">
      <style:text-properties style:font-name="Times New Roman" fo:font-size="10pt" style:font-size-asian="10pt" style:font-size-complex="10pt"/>
    </style:style>
    <style:style style:name="P97" style:parent-style-name="Standard" style:family="paragraph">
      <style:text-properties style:font-name="Times New Roman" fo:font-size="10pt" style:font-size-asian="10pt" style:font-size-complex="10pt"/>
    </style:style>
    <style:style style:name="P98" style:parent-style-name="Standard" style:family="paragraph">
      <style:text-properties style:font-name="Times New Roman" fo:font-size="10pt" style:font-size-asian="10pt" style:font-size-complex="10pt"/>
    </style:style>
    <style:style style:name="P99" style:parent-style-name="Standard" style:family="paragraph">
      <style:text-properties style:font-name="Times New Roman" fo:font-size="10pt" style:font-size-asian="10pt" style:font-size-complex="10pt"/>
    </style:style>
    <style:style style:name="T100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1" style:parent-style-name="Fonteparág.padrão" style:family="text">
      <style:text-properties style:font-name="Times New Roman" fo:font-size="10pt" style:font-size-asian="10pt" style:font-size-complex="10pt"/>
    </style:style>
    <style:style style:name="T10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0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4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5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6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7" style:parent-style-name="Standard" style:family="paragraph">
      <style:text-properties style:font-name="Times New Roman" fo:font-size="10pt" style:font-size-asian="10pt" style:font-size-complex="10pt"/>
    </style:style>
    <style:style style:name="P108" style:parent-style-name="Standard" style:family="paragraph">
      <style:text-properties style:font-name="Times New Roman" fo:font-size="10pt" style:font-size-asian="10pt" style:font-size-complex="10pt"/>
    </style:style>
    <style:style style:name="P109" style:parent-style-name="Standard" style:family="paragraph">
      <style:text-properties style:font-name="Times New Roman" fo:font-size="10pt" style:font-size-asian="10pt" style:font-size-complex="10pt"/>
    </style:style>
    <style:style style:name="P110" style:parent-style-name="Standard" style:family="paragraph">
      <style:text-properties style:font-name="Times New Roman" fo:font-size="10pt" style:font-size-asian="10pt" style:font-size-complex="10pt"/>
    </style:style>
    <style:style style:name="P111" style:parent-style-name="Standard" style:family="paragraph">
      <style:text-properties style:font-name="Times New Roman" fo:font-size="10pt" style:font-size-asian="10pt" style:font-size-complex="10pt"/>
    </style:style>
    <style:style style:name="P11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13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4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5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16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7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8" style:parent-style-name="Fonteparág.padrão" style:family="text">
      <style:text-properties style:font-name="Times New Roman" fo:font-size="10pt" style:font-size-asian="10pt" style:font-size-complex="10pt"/>
    </style:style>
    <style:style style:name="T119" style:parent-style-name="Fonteparág.padrão" style:family="text">
      <style:text-properties style:font-name="Times New Roman" fo:font-size="10pt" style:font-size-asian="10pt" style:font-size-complex="10pt"/>
    </style:style>
    <style:style style:name="P120" style:parent-style-name="Standard" style:family="paragraph">
      <style:text-properties style:font-name="Times New Roman" fo:font-size="10pt" style:font-size-asian="10pt" style:font-size-complex="10pt"/>
    </style:style>
    <style:style style:name="P121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22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3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4" style:parent-style-name="Fonteparág.padrão" style:family="text">
      <style:text-properties style:font-name="Times New Roman" fo:font-size="10pt" style:font-size-asian="10pt" style:font-size-complex="10pt"/>
    </style:style>
    <style:style style:name="P125" style:parent-style-name="Standard" style:family="paragraph">
      <style:text-properties style:font-name="Times New Roman" fo:font-size="10pt" style:font-size-asian="10pt" style:font-size-complex="10pt"/>
    </style:style>
    <style:style style:name="P126" style:parent-style-name="Standard" style:family="paragraph">
      <style:paragraph-properties fo:margin-left="0.5069in">
        <style:tab-stops/>
      </style:paragraph-properties>
      <style:text-properties style:font-name="Times New Roman" fo:font-size="10pt" style:font-size-asian="10pt" style:font-size-complex="10pt"/>
    </style:style>
    <style:style style:name="P127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28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29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30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31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32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33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34" style:parent-style-name="Standard" style:list-style-name="LFO15" style:family="paragraph">
      <style:text-properties style:font-name="Times New Roman" fo:font-size="10pt" style:font-size-asian="10pt" style:font-size-complex="10pt"/>
    </style:style>
    <style:style style:name="P135" style:parent-style-name="Standard" style:family="paragraph">
      <style:paragraph-properties fo:text-align="justify"/>
    </style:style>
    <style:style style:name="T136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37" style:parent-style-name="Fonteparág.padrão" style:family="text">
      <style:text-properties style:font-name="Times New Roman" style:font-name-asian="Tahoma" style:font-name-complex="Tahoma" style:use-window-font-color="true" fo:font-size="10pt" style:font-size-asian="10pt" style:font-size-complex="10pt"/>
    </style:style>
    <style:style style:name="T13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40" style:parent-style-name="Standard" style:list-style-name="LFO16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4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46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7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8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49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0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1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2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3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4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5" style:parent-style-name="Standard" style:family="paragraph">
      <style:paragraph-properties fo:text-align="justify">
        <style:tab-stops>
          <style:tab-stop style:type="left" style:position="1.0138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6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57" style:parent-style-name="Standard" style:family="paragraph">
      <style:paragraph-properties>
        <style:tab-stops>
          <style:tab-stop style:type="left" style:position="1.2569in"/>
        </style:tab-stops>
      </style:paragraph-properties>
    </style:style>
    <style:style style:name="T15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5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0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6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62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3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4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6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66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67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68" style:parent-style-name="Standard" style:family="paragraph">
      <style:paragraph-properties>
        <style:tab-stops>
          <style:tab-stop style:type="left" style:position="1.243in"/>
        </style:tab-stops>
      </style:paragraph-properties>
    </style:style>
    <style:style style:name="T16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70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171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OpenSymbol" style:font-name-complex="OpenSymbol" fo:font-size="10pt" style:font-size-asian="10pt" style:font-size-complex="10pt"/>
    </style:style>
    <style:style style:name="P172" style:parent-style-name="Standard" style:family="paragraph">
      <style:paragraph-properties>
        <style:tab-stops>
          <style:tab-stop style:type="left" style:position="1.243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1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82" style:parent-style-name="Standard" style:family="paragraph">
      <style:paragraph-properties fo:text-align="justify" fo:margin-left="1.2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83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184" style:parent-style-name="Standard" style:family="paragraph">
      <style:paragraph-properties fo:margin-left="1.5277in" fo:text-indent="-0.25in">
        <style:tab-stops>
          <style:tab-stop style:type="left" style:position="1.5347in"/>
        </style:tab-stops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Times New Roman" style:font-name-asian="Verdana" style:font-name-complex="Verdana" fo:font-size="10pt" style:font-size-asian="10pt" style:font-size-complex="10pt"/>
    </style:style>
    <style:style style:name="T18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8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19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7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199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1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3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5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6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7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08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09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0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12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3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4" style:parent-style-name="Fonteparág.padrão" style:family="text">
      <style:text-properties style:font-name="Times New Roman" style:font-name-asian="OpenSymbol" style:font-name-complex="OpenSymbol" fo:font-size="10pt" style:font-size-asian="10pt" style:font-size-complex="10pt"/>
    </style:style>
    <style:style style:name="T215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P216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17" style:parent-style-name="Standard" style:family="paragraph">
      <style:paragraph-properties fo:margin-left="1.5069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18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19" style:parent-style-name="Standard" style:family="paragraph">
      <style:text-properties style:font-name="Times New Roman" style:font-name-asian="Verdana" style:font-name-complex="Verdana" fo:font-size="10pt" style:font-size-asian="10pt" style:font-size-complex="10pt"/>
    </style:style>
    <style:style style:name="P220" style:parent-style-name="Standard" style:family="paragraph">
      <style:paragraph-properties fo:margin-left="0.75in">
        <style:tab-stops/>
      </style:paragraph-properties>
    </style:style>
    <style:style style:name="T221" style:parent-style-name="Fonteparág.padrão" style:family="text">
      <style:text-properties style:font-name="Times New Roman" style:font-name-asian="Verdana" style:font-name-complex="Verdana" fo:font-size="10pt" style:font-size-asian="10pt" style:font-size-complex="10pt"/>
    </style:style>
    <style:style style:name="T2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223" style:parent-style-name="Standard" style:family="paragraph">
      <style:paragraph-properties fo:margin-left="0.75in">
        <style:tab-stops/>
      </style:paragraph-properties>
      <style:text-properties style:font-name="Times New Roman" style:font-name-asian="Verdana" style:font-name-complex="Verdana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6" style:parent-style-name="Standard" style:list-style-name="LFO16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38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39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40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41" style:parent-style-name="Standard" style:family="paragraph">
      <style:paragraph-properties fo:text-align="justify" fo:margin-left="0.75in">
        <style:tab-stops/>
      </style:paragraph-properties>
      <style:text-properties style:font-name="Times New Roman" fo:font-size="10pt" style:font-size-asian="10pt" style:font-size-complex="10pt"/>
    </style:style>
    <style:style style:name="P242" style:parent-style-name="Standard" style:family="paragraph">
      <style:text-properties style:font-name="Times New Roman" fo:font-size="10pt" style:font-size-asian="10pt" style:font-size-complex="10pt"/>
    </style:style>
    <style:style style:name="P243" style:parent-style-name="Standard" style:family="paragraph">
      <style:text-properties style:font-name="Times New Roman" fo:font-size="10pt" style:font-size-asian="10pt" style:font-size-complex="10pt"/>
    </style:style>
    <style:style style:name="P244" style:parent-style-name="Standard" style:family="paragraph">
      <style:text-properties style:font-name="Times New Roman" fo:font-size="10pt" style:font-size-asian="10pt" style:font-size-complex="10pt"/>
    </style:style>
    <style:style style:name="P245" style:parent-style-name="Standard" style:family="paragraph">
      <style:text-properties style:font-name="Times New Roman" fo:font-size="10pt" style:font-size-asian="10pt" style:font-size-complex="10pt"/>
    </style:style>
    <style:style style:name="P246" style:parent-style-name="Standard" style:family="paragraph">
      <style:text-properties style:font-name="Times New Roman" fo:font-size="10pt" style:font-size-asian="10pt" style:font-size-complex="10pt"/>
    </style:style>
    <style:style style:name="P247" style:parent-style-name="Standard" style:family="paragraph">
      <style:text-properties style:font-name="Times New Roman" fo:font-size="10pt" style:font-size-asian="10pt" style:font-size-complex="10pt"/>
    </style:style>
    <style:style style:name="P248" style:parent-style-name="Standard" style:family="paragraph">
      <style:text-properties style:font-name="Times New Roman" fo:font-size="10pt" style:font-size-asian="10pt" style:font-size-complex="10pt"/>
    </style:style>
    <style:style style:name="P249" style:parent-style-name="Standard" style:family="paragraph">
      <style:text-properties style:font-name="Times New Roman" fo:font-size="10pt" style:font-size-asian="10pt" style:font-size-complex="10pt"/>
    </style:style>
    <style:style style:name="P250" style:parent-style-name="Standard" style:family="paragraph">
      <style:text-properties style:font-name="Times New Roman" fo:font-size="10pt" style:font-size-asian="10pt" style:font-size-complex="10pt"/>
    </style:style>
    <style:style style:name="P251" style:parent-style-name="Standard" style:family="paragraph">
      <style:text-properties style:font-name="Times New Roman" fo:font-size="10pt" style:font-size-asian="10pt" style:font-size-complex="10pt"/>
    </style:style>
    <style:style style:name="P252" style:parent-style-name="Standard" style:family="paragraph">
      <style:text-properties style:font-name="Times New Roman" fo:font-size="10pt" style:font-size-asian="10pt" style:font-size-complex="10pt"/>
    </style:style>
    <style:style style:name="P253" style:parent-style-name="Standard" style:family="paragraph">
      <style:text-properties style:font-name="Times New Roman" fo:font-size="10pt" style:font-size-asian="10pt" style:font-size-complex="10pt"/>
    </style:style>
    <style:style style:name="P254" style:parent-style-name="Standard" style:family="paragraph">
      <style:text-properties style:font-name="Times New Roman" fo:font-size="10pt" style:font-size-asian="10pt" style:font-size-complex="10pt"/>
    </style:style>
    <style:style style:name="P255" style:parent-style-name="Standard" style:family="paragraph">
      <style:text-properties style:font-name="Times New Roman" fo:font-size="10pt" style:font-size-asian="10pt" style:font-size-complex="10pt"/>
    </style:style>
    <style:style style:name="P256" style:parent-style-name="Standard" style:family="paragraph">
      <style:text-properties style:font-name="Times New Roman" fo:font-size="10pt" style:font-size-asian="10pt" style:font-size-complex="10pt"/>
    </style:style>
    <style:style style:name="P257" style:parent-style-name="Standard" style:family="paragraph">
      <style:text-properties style:font-name="Times New Roman" fo:font-size="10pt" style:font-size-asian="10pt" style:font-size-complex="10pt"/>
    </style:style>
    <style:style style:name="P258" style:parent-style-name="Standard" style:family="paragraph">
      <style:text-properties style:font-name="Times New Roman" fo:font-size="10pt" style:font-size-asian="10pt" style:font-size-complex="10pt"/>
    </style:style>
    <style:style style:name="P259" style:parent-style-name="Standard" style:family="paragraph">
      <style:text-properties style:font-name="Times New Roman" fo:font-size="10pt" style:font-size-asian="10pt" style:font-size-complex="10pt"/>
    </style:style>
    <style:style style:name="P260" style:parent-style-name="Standard" style:family="paragraph">
      <style:text-properties style:font-name="Times New Roman" fo:font-size="10pt" style:font-size-asian="10pt" style:font-size-complex="10pt"/>
    </style:style>
    <style:style style:name="P261" style:parent-style-name="Standard" style:family="paragraph">
      <style:text-properties style:font-name="Times New Roman" fo:font-size="10pt" style:font-size-asian="10pt" style:font-size-complex="10pt"/>
    </style:style>
    <style:style style:name="P262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4" style:parent-style-name="Standard" style:list-style-name="LFO16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66" style:parent-style-name="Standard" style:family="paragraph">
      <style:paragraph-properties fo:text-align="justify"/>
    </style:style>
    <style:style style:name="T26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68" style:parent-style-name="Fonteparág.padrão" style:family="text">
      <style:text-properties style:font-name="Times New Roman" style:font-name-asian="Tahoma" style:font-name-complex="Tahoma" fo:font-size="8.5pt" style:font-size-asian="8.5pt" style:font-size-complex="10pt"/>
    </style:style>
    <style:style style:name="P26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0" style:parent-style-name="Standard" style:list-style-name="LFO17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1" style:parent-style-name="Standard" style:list-style-name="LFO17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2" style:parent-style-name="Standard" style:list-style-name="LFO17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3" style:parent-style-name="Standard" style:list-style-name="LFO17" style:family="paragraph">
      <style:paragraph-properties fo:text-align="justify" fo:margin-left="0.743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4" style:parent-style-name="Standard" style:family="paragraph">
      <style:paragraph-properties fo:text-align="justify" fo:margin-left="0.74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5" style:parent-style-name="Standard" style:list-style-name="LFO16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27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7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2" style:parent-style-name="Standard" style:family="paragraph">
      <style:paragraph-properties fo:text-align="justify" fo:margin-left="0.0277in">
        <style:tab-stops/>
      </style:paragraph-properties>
    </style:style>
    <style:style style:name="T28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8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8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8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2" style:parent-style-name="Standard" style:family="paragraph">
      <style:paragraph-properties fo:text-align="justify" fo:margin-left="0.0277in">
        <style:tab-stops/>
      </style:paragraph-properties>
    </style:style>
    <style:style style:name="T2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29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29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29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06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0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1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1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2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2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2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2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3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39" style:parent-style-name="Standard" style:family="paragraph">
      <style:paragraph-properties fo:text-align="justify" fo:margin-left="0.0277in">
        <style:tab-stops/>
      </style:paragraph-properties>
    </style:style>
    <style:style style:name="T34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4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4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5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6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49" style:parent-style-name="Standard" style:family="paragraph">
      <style:paragraph-properties fo:text-align="justify" fo:margin-left="0.0277in">
        <style:tab-stops/>
      </style:paragraph-properties>
    </style:style>
    <style:style style:name="T35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4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55" style:parent-style-name="Standard" style:family="paragraph">
      <style:paragraph-properties fo:text-align="justify" fo:margin-left="0.0277in">
        <style:tab-stops/>
      </style:paragraph-properties>
    </style:style>
    <style:style style:name="T35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58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5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3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4" style:parent-style-name="Standard" style:family="paragraph">
      <style:paragraph-properties fo:text-align="justify" fo:margin-left="0.0277in">
        <style:tab-stops/>
      </style:paragraph-properties>
    </style:style>
    <style:style style:name="T36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6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6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6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7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7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7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7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8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8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89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39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39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7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8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399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4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0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0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0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09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1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1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6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17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1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1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2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5" style:parent-style-name="Fonteparág.padrão" style:family="text">
      <style:text-properties style:font-name="Times New Roman"/>
    </style:style>
    <style:style style:name="P42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2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3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4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42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T445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0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 style:language-complex="ar" style:country-complex="SA"/>
    </style:style>
    <style:style style:name="P45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59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0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1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2" style:parent-style-name="Standard" style:family="paragraph">
      <style:paragraph-properties fo:text-align="justify" fo:margin-left="0.0277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3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7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6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1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2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3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7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8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83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8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8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0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491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2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3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494" style:parent-style-name="Fonteparág.padrão" style:family="text">
      <style:text-properties style:font-name="Times New Roman" style:font-name-asian="Tahoma" style:font-name-complex="Tahoma" fo:font-size="10pt" style:font-size-asian="10pt" style:font-size-complex="10pt" style:text-underline-type="single" style:text-underline-style="solid" style:text-underline-width="auto" style:text-underline-mode="continuous"/>
    </style:style>
    <style:style style:name="P49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499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0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1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2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0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1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3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5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6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7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8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19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0" style:parent-style-name="Standard" style:family="paragraph">
      <style:paragraph-properties fo:text-align="justify" fo:margin-left="0.2638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2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22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23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4" style:parent-style-name="Fonteparág.padrão" style:family="text">
      <style:text-properties style:font-name-asian="Wingdings 2" style:font-name-complex="Wingdings 2"/>
    </style:style>
    <style:style style:name="T525" style:parent-style-name="Fonteparág.padrão" style:family="text">
      <style:text-properties style:font-name-asian="Wingdings 2" style:font-name-complex="Wingdings 2"/>
    </style:style>
    <style:style style:name="T52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2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2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4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5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3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3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1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43" style:parent-style-name="Standard" style:family="paragraph">
      <style:text-properties style:font-name="Times New Roman" fo:font-size="10pt" style:font-size-asian="10pt" style:font-size-complex="10pt"/>
    </style:style>
    <style:style style:name="P544" style:parent-style-name="Standard" style:family="paragraph">
      <style:text-properties style:font-name="Times New Roman" fo:font-size="10pt" style:font-size-asian="10pt" style:font-size-complex="10pt"/>
    </style:style>
    <style:style style:name="T54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4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47" style:parent-style-name="Standard" style:family="paragraph">
      <style:text-properties style:font-name="Times New Roman" fo:font-size="10pt" style:font-size-asian="10pt" style:font-size-complex="10pt"/>
    </style:style>
    <style:style style:name="T548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49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5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5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54" style:parent-style-name="Standard" style:family="paragraph">
      <style:text-properties style:font-name="Times New Roman" fo:font-size="10pt" style:font-size-asian="10pt" style:font-size-complex="10pt"/>
    </style:style>
    <style:style style:name="P555" style:parent-style-name="Standard" style:family="paragraph">
      <style:text-properties style:font-name="Times New Roman" fo:font-size="10pt" style:font-size-asian="10pt" style:font-size-complex="10pt"/>
    </style:style>
    <style:style style:name="P556" style:parent-style-name="Standard" style:family="paragraph">
      <style:text-properties style:font-name="Times New Roman" fo:font-size="10pt" style:font-size-asian="10pt" style:font-size-complex="10pt"/>
    </style:style>
    <style:style style:name="P557" style:parent-style-name="Standard" style:family="paragraph">
      <style:text-properties style:font-name="Times New Roman" fo:font-size="10pt" style:font-size-asian="10pt" style:font-size-complex="10pt"/>
    </style:style>
    <style:style style:name="P558" style:parent-style-name="Standard" style:family="paragraph">
      <style:text-properties style:font-name="Times New Roman" fo:font-size="10pt" style:font-size-asian="10pt" style:font-size-complex="10pt"/>
    </style:style>
    <style:style style:name="T55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61" style:parent-style-name="Standard" style:family="paragraph">
      <style:text-properties style:font-name="Times New Roman" fo:font-size="10pt" style:font-size-asian="10pt" style:font-size-complex="10pt"/>
    </style:style>
    <style:style style:name="T562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3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6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67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68" style:parent-style-name="Standard" style:family="paragraph">
      <style:text-properties style:font-name="Times New Roman" fo:font-size="10pt" style:font-size-asian="10pt" style:font-size-complex="10pt"/>
    </style:style>
    <style:style style:name="P569" style:parent-style-name="Standard" style:family="paragraph">
      <style:text-properties style:font-name="Times New Roman" fo:font-size="10pt" style:font-size-asian="10pt" style:font-size-complex="10pt"/>
    </style:style>
    <style:style style:name="P570" style:parent-style-name="Standard" style:family="paragraph">
      <style:text-properties style:font-name="Times New Roman" fo:font-size="10pt" style:font-size-asian="10pt" style:font-size-complex="10pt"/>
    </style:style>
    <style:style style:name="P571" style:parent-style-name="Standard" style:family="paragraph">
      <style:text-properties style:font-name="Times New Roman" fo:font-size="10pt" style:font-size-asian="10pt" style:font-size-complex="10pt"/>
    </style:style>
    <style:style style:name="T572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3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74" style:parent-style-name="Standard" style:family="paragraph">
      <style:text-properties style:font-name="Times New Roman" fo:font-size="10pt" style:font-size-asian="10pt" style:font-size-complex="10pt"/>
    </style:style>
    <style:style style:name="P575" style:parent-style-name="Standard" style:family="paragraph">
      <style:text-properties style:font-name="Times New Roman" fo:font-size="10pt" style:font-size-asian="10pt" style:font-size-complex="10pt"/>
    </style:style>
    <style:style style:name="T576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7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78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7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0" style:parent-style-name="Fonteparág.padrão" style:family="text">
      <style:text-properties style:font-name="Times New Roman" style:font-name-asian="Wingdings 2" style:font-name-complex="Wingdings 2" fo:font-size="10pt" style:font-size-asian="10pt" style:font-size-complex="10pt"/>
    </style:style>
    <style:style style:name="T58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82" style:parent-style-name="Standard" style:family="paragraph">
      <style:text-properties style:font-name="Times New Roman" fo:font-size="10pt" style:font-size-asian="10pt" style:font-size-complex="10pt"/>
    </style:style>
    <style:style style:name="P583" style:parent-style-name="Standard" style:family="paragraph">
      <style:text-properties style:font-name="Times New Roman" fo:font-size="10pt" style:font-size-asian="10pt" style:font-size-complex="10pt"/>
    </style:style>
    <style:style style:name="T584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5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86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87" style:parent-style-name="Standard" style:family="paragraph">
      <style:text-properties style:font-name="Times New Roman" fo:font-size="10pt" style:font-size-asian="10pt" style:font-size-complex="10pt"/>
    </style:style>
    <style:style style:name="P588" style:parent-style-name="Standard" style:family="paragraph">
      <style:text-properties style:font-name="Times New Roman" fo:font-size="10pt" style:font-size-asian="10pt" style:font-size-complex="10pt"/>
    </style:style>
    <style:style style:name="T589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0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591" style:parent-style-name="Fonteparág.padrão" style:family="text"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2" style:parent-style-name="Standard" style:family="paragraph">
      <style:paragraph-properties>
        <style:tab-stops>
          <style:tab-stop style:type="left" style:position="1.0138in"/>
        </style:tab-stops>
      </style:paragraph-properties>
    </style:style>
    <style:style style:name="T593" style:parent-style-name="Fonteparág.padrão" style:family="text">
      <style:text-properties style:font-name="Times New Roman" fo:font-size="10pt" style:font-size-asian="10pt" style:font-size-complex="10pt"/>
    </style:style>
    <style:style style:name="P594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59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96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597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598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599" style:parent-style-name="Standard" style:family="paragraph">
      <style:paragraph-properties fo:text-align="justify"/>
      <style:text-properties style:font-name="Times New Roman" style:font-name-asian="Verdana, Verdana" style:font-name-complex="Verdana, Verdana" fo:font-size="10pt" style:font-size-asian="10pt" style:font-size-complex="10pt"/>
    </style:style>
    <style:style style:name="T600" style:parent-style-name="Fonteparág.padrão" style:family="text">
      <style:text-properties style:font-name="Times New Roman" fo:font-size="10pt" style:font-size-asian="10pt" style:font-size-complex="10pt"/>
    </style:style>
    <style:style style:name="T601" style:parent-style-name="Fonteparág.padrão" style:family="text">
      <style:text-properties style:font-name="Times New Roman" fo:font-size="10pt" style:font-size-asian="10pt" style:font-size-complex="10pt"/>
    </style:style>
    <style:style style:name="P602" style:parent-style-name="Standard" style:family="paragraph">
      <style:text-properties style:font-name="Times New Roman" fo:font-size="10pt" style:font-size-asian="10pt" style:font-size-complex="10pt"/>
    </style:style>
    <style:style style:name="P603" style:parent-style-name="Standard" style:family="paragraph">
      <style:text-properties style:font-name="Times New Roman" fo:font-size="10pt" style:font-size-asian="10pt" style:font-size-complex="10pt"/>
    </style:style>
    <style:style style:name="P60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0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0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0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1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2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3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1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 style:text-underline-type="single" style:text-underline-style="solid" style:text-underline-width="auto" style:text-underline-mode="continuous"/>
    </style:style>
    <style:style style:name="P619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Verdana, Verdana" style:font-name-complex="Verdana, Verdana" fo:font-size="10pt" style:font-size-asian="10pt" style:font-size-complex="10pt"/>
    </style:style>
    <style:style style:name="P620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2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26" style:parent-style-name="Standard" style:family="paragraph">
      <style:paragraph-properties fo:text-align="justify"/>
    </style:style>
    <style:style style:name="T6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62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62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4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5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6" style:parent-style-name="Standard" style:family="paragraph">
      <style:paragraph-properties fo:text-align="justify"/>
      <style:text-properties style:font-name="Times New Roman" style:font-name-asian="Tahoma" style:font-name-complex="Tahoma" fo:color="#2323DC" fo:font-size="10pt" style:font-size-asian="10pt" style:font-size-complex="10pt"/>
    </style:style>
    <style:style style:name="P637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8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3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0" style:parent-style-name="Standard" style:family="paragraph">
      <style:paragraph-properties fo:text-align="justify" fo:margin-left="0.7083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3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44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5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6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7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8" style:parent-style-name="Standard" style:family="paragraph">
      <style:paragraph-properties fo:text-align="justify" fo:margin-left="0.7152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649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0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1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2" style:parent-style-name="Standard" style:family="paragraph">
      <style:paragraph-properties fo:text-align="justify"/>
      <style:text-properties style:font-name="Times New Roman" style:font-name-asian="Tahoma" style:font-name-complex="Tahoma" fo:font-size="10pt" style:font-size-asian="10pt" style:font-size-complex="10pt"/>
    </style:style>
    <style:style style:name="P653" style:parent-style-name="Standard" style:family="paragraph">
      <style:text-properties style:font-name="Times New Roman"/>
    </style:style>
    <style:style style:name="P654" style:parent-style-name="Standard" style:family="paragraph">
      <style:text-properties style:font-name="Times New Roman"/>
    </style:style>
  </office:automatic-styles>
  <office:body>
    <office:text text:use-soft-page-breaks="true">
      <text:p text:style-name="P1">Memória Virtual<text:line-break/>Caso de Uso: Cadastrar Bem Patrimonial</text:p>
      <text:p text:style-name="P34"/>
      <text:h text:style-name="Título1" text:outline-level="1">Breve Descrição</text:h>
      <text:p text:style-name="P35">Este caso de uso permite que um novo bem patrimonial seja cadastrado no sistema. Bens catalogados devem ser<text:s/>registrados no banco de dados do sistema e à eles <text:s/>associados os usuários que fizeram a catalogação. Também é possível associar o bem catalogado com outro já existente na base de dados.</text:p>
      <text:h text:style-name="Título1" text:outline-level="1">Breve Descrição dos Atores</text:h>
      <text:h text:style-name="Título2" text:outline-level="2">Catalogador – Cadastra, Edita e Exclui Bens<text:s/>Patrimoniais do sistema</text:h>
      <text:h text:style-name="Título1" text:outline-level="1">Pré-condições</text:h>
      <text:p text:style-name="P36">O usuário estar logado no sistema</text:p>
      <text:h text:style-name="Título1" text:outline-level="1">Fluxo Básico de eventos</text:h>
      <text:list text:style-name="LFO18" text:continue-numbering="true">
        <text:list-item>
          <text:p text:style-name="P37"><text:span text:style-name="T38">O caso de uso começa quando o catalogador seleciona a opção “Cadastrar Bem Patrimonial” e o sistema exibe uma tela com os seguintes campos <text:s/>e opções:</text:span></text:p>
        </text:list-item>
      </text:list>
      <text:p text:style-name="P39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<text:p text:style-name="P40">- Informações Gerais do Bem Patrimonial</text:p>
      <text:p text:style-name="P41">- Autoria</text:p>
      <text:p text:style-name="Textbody"><text:span text:style-name="T42">- Produção</text:span></text:p>
      <text:p text:style-name="P43">- Descrição</text:p>
      <text:p text:style-name="Textbody"><text:span text:style-name="T44">- Diagnóstico e Intervenção</text:span></text:p>
      <text:p text:style-name="Textbody"><text:span text:style-name="T45">-</text:span><text:span text:style-name="T46"><text:s/>Condições de disponibilidade, uso e proteção</text:span></text:p>
      <text:p text:style-name="P47">- Histórico da Procedência</text:p>
      <text:p text:style-name="P48">- Assunto e Descritores</text:p>
      <text:p text:style-name="P49">- Fonte de Informação</text:p>
      <text:p text:style-name="P50">- Responsável pela Pesquisa</text:p>
      <text:p text:style-name="P51">- Relacionar com Bem Patrimonial existente</text:p>
      <text:p text:style-name="P52">- campo “Revisado” do tipo “checkbox”. Esse campo deve ser marcado caso o bem patrimoninal esteja revisado e disponível para visualização.</text:p>
      <text:p text:style-name="P53">- campo “Auto Save” do tipo “checkbox”. Esse campo deve ser marcado pelo<text:s/>próprio usuário caso ele queira que as informações digitadas seja salva automaticamente a cada 10 segundos.</text:p>
      <text:p text:style-name="P54"/>
      <text:soft-page-break/>
      <text:p text:style-name="Textbody"><text:span text:style-name="T55">Estes Campos – exceto o “Instituição”, que é uma lista – devem ser implementados de forma que o usuário possa escolher quais informações deseja<text:s/></text:span><text:span text:style-name="T56">cadastrar. Ao selecionar um campo, o sistema deve mostrar todos os campos editáveis relacionados. Pode ser que haja um menu secundário dentro de um campo, devendo funcionar da mesma forma. A descrição dos Campos acima, juntamente com seu conteúdo estão lis</text:span><text:span text:style-name="T57">tadas na<text:s/></text:span><text:span text:style-name="T58">Seção I</text:span><text:span text:style-name="T59"><text:s/>deste documento.</text:span></text:p>
      <text:p text:style-name="P60">- os botões “Salvar” e “Cancelar”</text:p>
      <text:p text:style-name="P61">A opção de relacionar este Bem Patrimonial com outros, <text:s/>no caso em que ela é selecionada é tratada no Fluxo Alternativo 4</text:p>
      <text:p text:style-name="P62">- e os botões “Salvar” e “Cancelar”</text:p>
      <text:list text:style-name="LFO18" text:continue-numbering="true">
        <text:list-item>
          <text:p text:style-name="P63"><text:span text:style-name="T64">A</text:span><text:span text:style-name="T65">pós preencher todos<text:s/></text:span><text:span text:style-name="T66">os dados desejados, o usuário confirma a operação, selecionando a opção “Salva</text:span><text:span text:style-name="T67">r”.</text:span><text:span text:style-name="T68"><text:s/></text:span></text:p>
        </text:list-item>
        <text:list-item>
          <text:p text:style-name="P69"><text:span text:style-name="T70">O sistema Salva o registro e exibe mensagem<text:s/></text:span><text:span text:style-name="T71">“Bem Patrimonial cadastrado com sucesso”</text:span></text:p>
        </text:list-item>
        <text:list-item>
          <text:p text:style-name="P72"><text:span text:style-name="T73">O Sistema exibirá a tela para o usuário preenche</text:span><text:span text:style-name="T74">r</text:span><text:span text:style-name="T75"><text:s/>ou não o item de<text:s/></text:span><text:span text:style-name="T76">Audiovisual</text:span><text:span text:style-name="T77"><text:s/></text:span></text:p>
        </text:list-item>
        <text:list-item>
          <text:p text:style-name="P78"><text:span text:style-name="T79">O usuário seleciona a opção “Salvar”</text:span></text:p>
        </text:list-item>
        <text:list-item>
          <text:p text:style-name="P80">O caso de uso termina.</text:p>
        </text:list-item>
      </text:list>
      <text:h text:style-name="Título1" text:outline-level="1">Fluxos Alternativos</text:h>
      <text:h text:style-name="Título2" text:outline-level="2">Fluxo Alternativo 1</text:h>
      <text:p text:style-name="Standard"><text:span text:style-name="T81"><text:tab/></text:span><text:span text:style-name="T82">Se no<text:s/></text:span><text:span text:style-name="T83">Fluxo Básico</text:span><text:span text:style-name="T84"><text:s/>a qualquer momento o usuário selecionar a opção “Cancelar”</text:span></text:p>
      <text:p text:style-name="Standard"><text:span text:style-name="T85">O sistema retorna à págin</text:span><text:span text:style-name="T86">a inicial e o caso de uso termina.</text:span></text:p>
      <text:p text:style-name="P87"/>
      <text:h text:style-name="Título2" text:outline-level="2">Fluxo Alternativo 2</text:h>
      <text:p text:style-name="Standard"><text:tab/><text:span text:style-name="T88">Se no passo 2 do Fluxo Básico o catalogador clica em "Salvar” sem ter preenchido ou selecionado todos os campos obrigatórios, então:</text:span></text:p>
      <text:p text:style-name="P89"><text:s/>1.<text:s/><text:tab/><text:s/>O sistema exibe a mensagem:</text:p>
      <text:p text:style-name="P90">a. “O campo &lt;nome do campo&gt; não<text:s/>foi preenchido”;</text:p>
      <text:list text:style-name="LFO14" text:continue-numbering="true">
        <text:list-item>
          <text:p text:style-name="P91">O caso de uso retorna ao passo 1 do fluxo básico.</text:p>
        </text:list-item>
      </text:list>
      <text:p text:style-name="P92"/>
      <text:h text:style-name="Título2" text:outline-level="2">Fluxo Alternativo 3</text:h>
      <text:p text:style-name="Standard"><text:span text:style-name="T93"><text:tab/></text:span><text:span text:style-name="T94">Se no passo 2 do Fluxo Básico o catalogador clicar em “Salvar” tendo inserido um número de registro já existente para aquela instituição, então:</text:span></text:p>
      <text:p text:style-name="P95"><text:tab/>1. O sistema exibe<text:s/>mensagem:</text:p>
      <text:p text:style-name="P96"><text:tab/><text:tab/>a. “Número de Registro já Cadastrado”</text:p>
      <text:p text:style-name="P97"/>
      <text:p text:style-name="P98"><text:tab/>2. O caso de uso retorna ao passo 1 do fluxo básico.</text:p>
      <text:p text:style-name="P99"/>
      <text:h text:style-name="Título2" text:outline-level="2">Fluxo Alternativo 4</text:h>
      <text:p text:style-name="Standard"><text:span text:style-name="T100"><text:tab/></text:span><text:span text:style-name="T101">Caso o usuário selecione “<text:s/></text:span><text:span text:style-name="T102">Relacionar com Bem Patrimonial existente” o sistema deve exibir:</text:span></text:p>
      <text:p text:style-name="P103"><text:tab/><text:tab/>- campo título principal: <text:s/>Campo em<text:s/>ordem alfabética, auto-completável, com a lista de possíveis sugestões para o título principal que está sendo inserido.</text:p>
      <text:p text:style-name="P104"><text:tab/><text:tab/>- opção para relacionar o Bem Patrimonial com outros Bens: Esta opção pode ser selecionada quantas vezes for necessária, e, a cada vez, adicionando um novo campo título.</text:p>
      <text:p text:style-name="P105"><text:tab/><text:tab/>-opção “Salvar” para salvar a alteração.</text:p>
      <text:p text:style-name="P106"/>
      <text:h text:style-name="Título2" text:outline-level="2">Fluxo Alternativo 5</text:h>
      <text:p text:style-name="P107">Se no passo 2 do Fluxo Básico o catalogador inseriu mais de um título para o bem patrimonial e clicar em “Salvar” e algum dos títulos inseridos seja igual<text:s/>a outro já inserido para o mesmo bem patrimonial , então:</text:p>
      <text:p text:style-name="P108">1. O sistema exibe mensagem:</text:p>
      <text:soft-page-break/>
      <text:p text:style-name="P109"><text:tab/><text:tab/>a. “Não são permitidos títulos repetidos”</text:p>
      <text:p text:style-name="P110">2. O caso de uso retorna ao passo 1 do fluxo básico.</text:p>
      <text:p text:style-name="P111"/>
      <text:p text:style-name="P112">Fluxo Alternativo 6</text:p>
      <text:p text:style-name="P113">Se no passo 1 do Fluxo Básico, o usuário possuir nível de catalogador ou inferior, e a Instituição necessite de Revisão:</text:p>
      <text:p text:style-name="P114"><text:tab/>1. O campo “Revisado” deve aparecer desabilitado para marcação e com a última marcação feita pelo revisor.</text:p>
      <text:p text:style-name="P115"/>
      <text:p text:style-name="P116">Fluxo Alternativo 7</text:p>
      <text:p text:style-name="Standard"><text:span text:style-name="T117"><text:tab/></text:span><text:span text:style-name="T118">Se no passo 1 do Fluxo Básico, a Instituição não precise</text:span><text:span text:style-name="T119"><text:s/>de Revisão:</text:span></text:p>
      <text:p text:style-name="P120"><text:tab/><text:tab/>1. O campo “Revisado” deve aparecer desabilitado para marcação e checado como revisado.</text:p>
      <text:p text:style-name="P121"/>
      <text:p text:style-name="P122">Fluxo Alternativo 8</text:p>
      <text:p text:style-name="Standard"><text:span text:style-name="T123"><text:tab/></text:span><text:span text:style-name="T124">Se no passo 5 do Fluxo Básico, a Usuário clicar em “Cancelar”:</text:span></text:p>
      <text:p text:style-name="P125"><text:tab/><text:tab/>1. É cancelado apenas o Audiovisual incluído naquele momento, o Bem Patrimonial deverá continuar salvo no Sistema.</text:p>
      <text:p text:style-name="P126"/>
      <text:h text:style-name="Título1" text:outline-level="1">Pós-condições</text:h>
      <text:list text:style-name="LFO15" text:continue-numbering="true">
        <text:list-item>
          <text:list>
            <text:list-item>
              <text:p text:style-name="P127">Fluxo Básico: Um novo bem patrimonial está cadastrado no banco de dados do sistema.</text:p>
            </text:list-item>
            <text:list-item>
              <text:p text:style-name="P128">Fluxo Alternativo 1: Não há mudanças no banco de dados<text:s/>do sistema.</text:p>
            </text:list-item>
            <text:list-item>
              <text:p text:style-name="P129">Fluxo Alternativo 2: O cadastro do bem patrimonial está pendente.</text:p>
            </text:list-item>
            <text:list-item>
              <text:p text:style-name="P130">Fluxo Alternativo 3: Não há mudanças no banco de dados do sistema.</text:p>
            </text:list-item>
            <text:list-item>
              <text:p text:style-name="P131">Fluxo Alternativo 4: Um novo bem patrimonial está cadastrado no banco de dados do sistema.</text:p>
            </text:list-item>
            <text:list-item>
              <text:p text:style-name="P132">Fluxo Alternativo<text:s/>5: O cadastro do bem patrimonial está pendente.</text:p>
            </text:list-item>
            <text:list-item>
              <text:p text:style-name="P133">Fluxo Alternativo 6: Não há mudanças no banco de dados do sistema.</text:p>
            </text:list-item>
            <text:list-item>
              <text:p text:style-name="P134">Fluxo Alternativo 7: Não há mudanças no banco de dados do sistema.</text:p>
            </text:list-item>
          </text:list>
        </text:list-item>
      </text:list>
      <text:h text:style-name="Título2" text:outline-level="2"/>
      <text:h text:style-name="Título1" text:outline-level="1">Seção I</text:h>
      <text:p text:style-name="P135"><text:span text:style-name="T136">Esta seção contém atributos componentes do Padrão de Descrição da</text:span><text:span text:style-name="T137"><text:s/>Informação<text:s/></text:span><text:span text:style-name="T138">referente à estrutura da base de dados do Sistema Memória Virtual.</text:span></text:p>
      <text:p text:style-name="P139"/>
      <text:list text:style-name="LFO16" text:continue-numbering="true">
        <text:list-item>
          <text:p text:style-name="P140">Informações Gerais do Bem Patrimonial</text:p>
        </text:list-item>
      </text:list>
      <text:p text:style-name="P141"/>
      <text:p text:style-name="P142"><text:tab/>1.1<text:tab/>Disponibilização para acesso externo</text:p>
      <text:p text:style-name="P143"><text:tab/><text:tab/>Tipo checkbox – Sim – Não</text:p>
      <text:p text:style-name="P144"/>
      <text:p text:style-name="P145">1.2<text:tab/>Natureza do Bem Patrimonial</text:p>
      <text:p text:style-name="P146">Tipo checkbox – Imaterial – Material</text:p>
      <text:p text:style-name="P147"/>
      <text:p text:style-name="P148"><text:tab/><text:tab/>1.2.1 Natureza do Bem Imaterial</text:p>
      <text:p text:style-name="P149"/>
      <text:p text:style-name="P150"><text:tab/><text:tab/><text:s/>Celebrações, Práticas Sociais, Rituais e Atos Festivos</text:p>
      <text:p text:style-name="P151"><text:tab/><text:tab/>Conhecimentos e Práticas Relacionados ao Trabalho e à Natureza</text:p>
      <text:p text:style-name="P152"><text:tab/><text:tab/><text:s/>Técnicas Artesanais Tradicionais</text:p>
      <text:p text:style-name="P153"><text:tab/><text:tab/><text:s/>Tradições e Expressões orais</text:p>
      <text:p text:style-name="P154"><text:tab/></text:p>
      <text:p text:style-name="P155"><text:tab/>1.2.2 Natureza do Bem<text:s/>Material</text:p>
      <text:p text:style-name="P156"/>
      <text:p text:style-name="P157"><text:span text:style-name="T158"><text:tab/></text:span><text:span text:style-name="T159">Arqueologico</text:span></text:p>
      <text:soft-page-break/>
      <text:p text:style-name="P160"><text:span text:style-name="T161"><text:tab/></text:span><text:span text:style-name="T162">Arquivístico</text:span></text:p>
      <text:p text:style-name="P163"><text:tab/>Audiovisual</text:p>
      <text:p text:style-name="P164"><text:span text:style-name="T165"><text:tab/></text:span><text:span text:style-name="T166">Bibliográfico</text:span></text:p>
      <text:p text:style-name="P167"><text:tab/>Edificado</text:p>
      <text:p text:style-name="P168"><text:span text:style-name="T169"><text:tab/></text:span><text:span text:style-name="T170">Móvel E Integrado</text:span></text:p>
      <text:p text:style-name="P171"><text:tab/>Paisagístico</text:p>
      <text:p text:style-name="P172"/>
      <text:p text:style-name="P173">1.3<text:tab/>Tipo do Bem Patrimonial</text:p>
      <text:p text:style-name="P174">Constituído por lista em ordem alfabética, com as opções listadas na Natureza do Bem Patrimonial.</text:p>
      <text:p text:style-name="P175"/>
      <text:p text:style-name="P176">1.4<text:tab/>Número de<text:s/>Registro</text:p>
      <text:p text:style-name="P177">O usuário entra com um número de registro para o Bem Patrimonial. O sistema deve verificar se esse número é único dentro da Instituição.</text:p>
      <text:p text:style-name="P178"/>
      <text:p text:style-name="P179">1.5<text:tab/>Título</text:p>
      <text:p text:style-name="P180">- Campo Editável para o título (A lista de títulos deve possuir, obrigatoriamente, ao menos um título principal)</text:p>
      <text:p text:style-name="P181">- Campo Título Principal (tipo texto)</text:p>
      <text:p text:style-name="P182">- Campo Títulos Adicionais:</text:p>
      <text:p text:style-name="P183">Opção para adicionar novo título:</text:p>
      <text:p text:style-name="P184"><text:tab/>Ao selecionar essa opção, o sistema deve repetir os mesmos campos ,<text:s/><text:tab/>para que seja cadastrado um novo título, pois pode ser mais de um.</text:p>
      <text:p text:style-name="P185"><text:tab/></text:p>
      <text:p text:style-name="P186">Lista - <text:s/>Tipo do título, <text:s/>em ordem alfabética <text:s/>com as seguintes opções:</text:p>
      <text:p text:style-name="P187">Principal</text:p>
      <text:p text:style-name="Standard"><text:span text:style-name="T188"><text:tab/></text:span><text:span text:style-name="T189"><text:tab/></text:span><text:span text:style-name="T190"><text:tab/></text:span><text:span text:style-name="T191">Equivalente</text:span></text:p>
      <text:p text:style-name="Standard"><text:span text:style-name="T192"><text:tab/></text:span><text:span text:style-name="T193"><text:tab/></text:span><text:span text:style-name="T194"><text:tab/></text:span><text:span text:style-name="T195">Atribuído</text:span></text:p>
      <text:p text:style-name="Standard"><text:span text:style-name="T196"><text:tab/></text:span><text:span text:style-name="T197"><text:tab/></text:span><text:span text:style-name="T198"><text:tab/></text:span><text:span text:style-name="T199">Sub-titulo</text:span></text:p>
      <text:p text:style-name="Standard"><text:span text:style-name="T200"><text:tab/></text:span><text:span text:style-name="T201"><text:tab/></text:span><text:span text:style-name="T202"><text:tab/></text:span><text:span text:style-name="T203">Titulo anterior</text:span></text:p>
      <text:p text:style-name="Standard"><text:span text:style-name="T204"><text:tab/></text:span><text:span text:style-name="T205"><text:tab/></text:span><text:span text:style-name="T206"><text:tab/></text:span><text:span text:style-name="T207">Titulo posterior</text:span></text:p>
      <text:p text:style-name="Standard"><text:span text:style-name="T208"><text:tab/></text:span><text:span text:style-name="T209"><text:tab/></text:span><text:span text:style-name="T210"><text:tab/></text:span><text:span text:style-name="T211">Titulo do suplemento</text:span></text:p>
      <text:p text:style-name="Standard"><text:span text:style-name="T212"><text:tab/></text:span><text:span text:style-name="T213"><text:tab/></text:span><text:span text:style-name="T214"><text:tab/></text:span><text:span text:style-name="T215">Titulo correlato</text:span></text:p>
      <text:p text:style-name="P216"/>
      <text:p text:style-name="P217">Campo Nome do Título (tipo texto, adicionado se<text:s/>a opção de adicionar novo título for selecionada)</text:p>
      <text:p text:style-name="P218"/>
      <text:p text:style-name="P219"><text:tab/><text:tab/></text:p>
      <text:p text:style-name="P220"><text:span text:style-name="T221"><text:tab/>-Opção “Complemento”:<text:s/></text:span><text:span text:style-name="T222">Campo Editável;</text:span></text:p>
      <text:p text:style-name="P223"/>
      <text:p text:style-name="P224">1.6<text:tab/>Coleção, Fundo, Conjunto, Família/Espécie</text:p>
      <text:p text:style-name="P225">-Campo para o nome da coleção à que pertence o item, conforme organização da instituição.</text:p>
      <text:p text:style-name="P226"/>
      <text:p text:style-name="P227">1.7<text:tab/>Localização Física Específica</text:p>
      <text:p text:style-name="P228">-Campo Editável para localização física do bem patrimonial no acervo</text:p>
      <text:p text:style-name="P229"/>
      <text:p text:style-name="P230">1.8 <text:s/>Coordenadas Geográficas</text:p>
      <text:p text:style-name="P231">-Latitude</text:p>
      <text:p text:style-name="P232">No Formato XXº XX' XX”</text:p>
      <text:p text:style-name="P233">-Longitude</text:p>
      <text:p text:style-name="P234">No Formato XXº XX' XX”</text:p>
      <text:p text:style-name="P235"/>
      <text:list text:style-name="LFO16" text:continue-numbering="true">
        <text:list-item>
          <text:p text:style-name="P236">Autoria</text:p>
        </text:list-item>
      </text:list>
      <text:p text:style-name="P237"/>
      <text:p text:style-name="P238"><text:tab/>Campo em ordem alfabética, auto-completável, com a lista de autores já<text:s/>cadastrados<text:s/><text:soft-page-break/>conforme caso de uso de Cadastro de Autoria e opção para cadastrar novo autor. Ao selecionar cadastrar novo autor, o usuário deve ser levado para o cadastro de autoria, porém, sem perder o cadastro do bem patrimonial.</text:p>
      <text:p text:style-name="P239"/>
      <text:p text:style-name="P240">-Tipo de Autoria</text:p>
      <text:p text:style-name="P241">Campo em ordem alfabética, com a lista a seguir:</text:p>
      <text:p text:style-name="P242"><text:tab/><text:tab/>(pode-se escolher uma ou mais opções)</text:p>
      <text:p text:style-name="P243"><text:tab/><text:tab/>Agência</text:p>
      <text:p text:style-name="P244"><text:tab/><text:tab/>Autor</text:p>
      <text:p text:style-name="P245"><text:tab/><text:tab/>Autor Institucional</text:p>
      <text:p text:style-name="P246"><text:tab/><text:tab/>Co-autor</text:p>
      <text:p text:style-name="P247"><text:tab/><text:tab/>Compilador</text:p>
      <text:p text:style-name="P248"><text:tab/><text:tab/>Coordenador</text:p>
      <text:p text:style-name="P249"><text:tab/><text:tab/>Diretor</text:p>
      <text:p text:style-name="P250"><text:tab/><text:tab/>Editor</text:p>
      <text:p text:style-name="P251"><text:tab/><text:tab/>Entidade produtora</text:p>
      <text:p text:style-name="P252"><text:tab/><text:tab/>Entrevistador</text:p>
      <text:p text:style-name="P253"><text:tab/><text:tab/>Estudio</text:p>
      <text:p text:style-name="P254"><text:tab/><text:tab/>Fabricante</text:p>
      <text:p text:style-name="P255"><text:tab/><text:tab/>Figurinista</text:p>
      <text:p text:style-name="P256"><text:tab/><text:tab/>Fotografo</text:p>
      <text:p text:style-name="P257"><text:tab/><text:tab/>Ilustrador</text:p>
      <text:p text:style-name="P258"><text:tab/><text:tab/>Palestrante</text:p>
      <text:p text:style-name="P259"><text:tab/><text:tab/>Prefaciador</text:p>
      <text:p text:style-name="P260"><text:tab/><text:tab/>Organizador</text:p>
      <text:p text:style-name="P261"><text:tab/><text:tab/>Tradutor</text:p>
      <text:p text:style-name="P262"/>
      <text:p text:style-name="P263"/>
      <text:list text:style-name="LFO16" text:continue-numbering="true">
        <text:list-item>
          <text:p text:style-name="P264">Produção</text:p>
        </text:list-item>
      </text:list>
      <text:p text:style-name="P265"/>
      <text:p text:style-name="P266"><text:span text:style-name="T267"><text:tab/></text:span><text:span text:style-name="T268">Os itens abaixo devem ser do tipo campo editável, abrindo opção para escrita somente se selecionado.</text:span></text:p>
      <text:p text:style-name="P269"/>
      <text:list text:style-name="LFO17" text:continue-numbering="true">
        <text:list-item>
          <text:list>
            <text:list-item>
              <text:p text:style-name="P270">Local<text:s/><text:tab/></text:p>
            </text:list-item>
            <text:list-item>
              <text:p text:style-name="P271">Ano</text:p>
            </text:list-item>
            <text:list-item>
              <text:p text:style-name="P272">Edição e/ou Reimpressão</text:p>
            </text:list-item>
            <text:list-item>
              <text:p text:style-name="P273">Outras Responsabilidades</text:p>
            </text:list-item>
          </text:list>
        </text:list-item>
      </text:list>
      <text:p text:style-name="P274"/>
      <text:list text:style-name="LFO16" text:continue-numbering="true">
        <text:list-item>
          <text:p text:style-name="P275">Descrição</text:p>
        </text:list-item>
      </text:list>
      <text:p text:style-name="P276"/>
      <text:p text:style-name="P277"><text:tab/>4.1<text:tab/>Características Físicas e Técnicas Executivas</text:p>
      <text:p text:style-name="P278"><text:tab/><text:tab/>Campo editável</text:p>
      <text:p text:style-name="P279"><text:tab/><text:tab/></text:p>
      <text:p text:style-name="P280"><text:tab/><text:tab/>4.1.1 Bens Arquitetonicos</text:p>
      <text:p text:style-name="P281"><text:tab/><text:tab/></text:p>
      <text:p text:style-name="P282"><text:span text:style-name="T283"><text:tab/></text:span><text:span text:style-name="T284"><text:tab/></text:span><text:span text:style-name="T285">Condição Topográfica</text:span></text:p>
      <text:p text:style-name="P286"><text:tab/><text:tab/><text:tab/>Lista em ordem alfabética com as opções abaixo</text:p>
      <text:p text:style-name="P287"><text:tab/><text:tab/><text:tab/>Acidentada Suave</text:p>
      <text:p text:style-name="P288"><text:tab/><text:tab/><text:tab/>Acidentada Médio</text:p>
      <text:p text:style-name="P289"><text:tab/><text:tab/><text:tab/>Acidentada Abrubta</text:p>
      <text:p text:style-name="P290"><text:tab/><text:tab/><text:tab/>Plano</text:p>
      <text:p text:style-name="P291"><text:tab/><text:tab/></text:p>
      <text:p text:style-name="P292"><text:span text:style-name="T293"><text:tab/></text:span><text:span text:style-name="T294"><text:tab/></text:span><text:span text:style-name="T295">Uso</text:span></text:p>
      <text:p text:style-name="P296"><text:tab/><text:tab/><text:tab/>Lista em ordem alfabética com as opções abaixo, e com campo editável para especificar, caso a opção seja ''Outras''.</text:p>
      <text:soft-page-break/>
      <text:p text:style-name="P297"><text:tab/><text:tab/><text:tab/>Ferroviário</text:p>
      <text:p text:style-name="P298"><text:tab/><text:tab/><text:tab/>Habitacional</text:p>
      <text:p text:style-name="P299"><text:tab/><text:tab/><text:tab/>Produção</text:p>
      <text:p text:style-name="P300"><text:tab/><text:tab/><text:tab/>Religiosa</text:p>
      <text:p text:style-name="P301"><text:tab/><text:tab/><text:tab/>Outras</text:p>
      <text:p text:style-name="P302"/>
      <text:p text:style-name="P303"><text:span text:style-name="T304"><text:tab/></text:span><text:span text:style-name="T305"><text:tab/></text:span><text:span text:style-name="T306">Pavimentos</text:span></text:p>
      <text:p text:style-name="P307"><text:tab/><text:tab/><text:tab/>Nº de ambientes</text:p>
      <text:p text:style-name="P308"><text:tab/><text:tab/><text:tab/><text:tab/>Campo editável (O sistema<text:s/>deve aceitar apenas números)</text:p>
      <text:p text:style-name="P309"/>
      <text:p text:style-name="P310"><text:tab/><text:tab/><text:tab/>Nº de pavimentos</text:p>
      <text:p text:style-name="P311"><text:tab/><text:tab/><text:tab/><text:tab/>Campo editável (O sistema deve aceitar apenas números)</text:p>
      <text:p text:style-name="P312"/>
      <text:p text:style-name="P313"><text:span text:style-name="T314"><text:tab/></text:span><text:span text:style-name="T315"><text:tab/></text:span><text:span text:style-name="T316"><text:tab/></text:span><text:span text:style-name="T317">Alcova</text:span></text:p>
      <text:p text:style-name="P318"><text:tab/><text:tab/><text:tab/><text:tab/>Tipo Checkbox<text:tab/>Sim - <text:s/>Não</text:p>
      <text:p text:style-name="P319"/>
      <text:p text:style-name="P320"><text:span text:style-name="T321"><text:tab/></text:span><text:span text:style-name="T322"><text:tab/></text:span><text:span text:style-name="T323"><text:tab/></text:span><text:span text:style-name="T324">Porão</text:span></text:p>
      <text:p text:style-name="P325"><text:tab/><text:tab/><text:tab/><text:tab/>Tipo Checkbox<text:tab/>Sim - <text:s/>Não</text:p>
      <text:p text:style-name="P326"/>
      <text:p text:style-name="P327"><text:span text:style-name="T328"><text:tab/></text:span><text:span text:style-name="T329"><text:tab/></text:span><text:span text:style-name="T330"><text:tab/></text:span><text:span text:style-name="T331">Sótão</text:span></text:p>
      <text:p text:style-name="P332"><text:tab/><text:tab/><text:tab/><text:tab/>Tipo Checkbox<text:tab/>Sim - <text:s/>Não</text:p>
      <text:p text:style-name="P333"/>
      <text:p text:style-name="P334"><text:tab/><text:tab/><text:tab/>Outros</text:p>
      <text:p text:style-name="P335"><text:tab/><text:tab/><text:tab/><text:tab/>Campo editável</text:p>
      <text:p text:style-name="P336"><text:tab/><text:tab/><text:tab/></text:p>
      <text:p text:style-name="P337"><text:tab/>4.1.2<text:s/><text:tab/>Bens Naturais</text:p>
      <text:p text:style-name="P338"/>
      <text:p text:style-name="P339"><text:span text:style-name="T340"><text:tab/></text:span><text:span text:style-name="T341"><text:tab/></text:span><text:span text:style-name="T342">Relevo</text:span></text:p>
      <text:p text:style-name="P343"><text:tab/><text:tab/>Lista em ordem alfabética com as opções abaixo</text:p>
      <text:p text:style-name="P344"><text:tab/><text:tab/><text:tab/>Acidentada Suave</text:p>
      <text:p text:style-name="P345"><text:tab/><text:tab/><text:tab/>Acidentada Médio</text:p>
      <text:p text:style-name="P346"><text:tab/><text:tab/><text:tab/>Acidentada Abrubta</text:p>
      <text:p text:style-name="P347"><text:tab/><text:tab/><text:tab/>Plano</text:p>
      <text:p text:style-name="P348"/>
      <text:p text:style-name="P349"><text:span text:style-name="T350"><text:tab/></text:span><text:span text:style-name="T351"><text:tab/></text:span><text:span text:style-name="T352">Características do Meio Antrópico</text:span></text:p>
      <text:p text:style-name="P353"><text:tab/><text:tab/><text:tab/>Campo editável</text:p>
      <text:p text:style-name="P354"/>
      <text:p text:style-name="P355"><text:span text:style-name="T356"><text:tab/></text:span><text:span text:style-name="T357"><text:tab/></text:span><text:span text:style-name="T358">Características Ambientais</text:span></text:p>
      <text:p text:style-name="P359"><text:tab/><text:tab/><text:tab/>Campo<text:s/>editável</text:p>
      <text:p text:style-name="P360"/>
      <text:p text:style-name="P361"/>
      <text:p text:style-name="P362"><text:tab/>4.1.3<text:tab/>Bens Arqueológicos</text:p>
      <text:p text:style-name="P363"/>
      <text:p text:style-name="P364"><text:span text:style-name="T365"><text:tab/></text:span><text:span text:style-name="T366"><text:tab/></text:span><text:span text:style-name="T367">Condição Topográfica</text:span></text:p>
      <text:p text:style-name="P368"><text:tab/><text:tab/>Lista em ordem alfabética com as opções abaixo</text:p>
      <text:p text:style-name="P369"><text:tab/><text:tab/><text:tab/>Acidentada Suave</text:p>
      <text:p text:style-name="P370"><text:tab/><text:tab/><text:tab/>Acidentada Médio</text:p>
      <text:p text:style-name="P371"><text:tab/><text:tab/><text:tab/>Acidentada Abrubta</text:p>
      <text:p text:style-name="P372"><text:tab/><text:tab/><text:tab/>Plano</text:p>
      <text:p text:style-name="P373"/>
      <text:p text:style-name="P374"><text:span text:style-name="T375"><text:tab/></text:span><text:span text:style-name="T376"><text:tab/></text:span><text:span text:style-name="T377">Sítio da Paisagem</text:span></text:p>
      <text:p text:style-name="P378"><text:tab/><text:tab/><text:tab/>Campo editável</text:p>
      <text:p text:style-name="P379"/>
      <text:soft-page-break/>
      <text:p text:style-name="P380"><text:span text:style-name="T381"><text:tab/></text:span><text:span text:style-name="T382"><text:tab/></text:span><text:span text:style-name="T383">Água Próxima</text:span></text:p>
      <text:p text:style-name="P384"><text:tab/><text:tab/><text:tab/>Campo editável</text:p>
      <text:p text:style-name="P385"/>
      <text:p text:style-name="P386"><text:span text:style-name="T387"><text:tab/></text:span><text:span text:style-name="T388"><text:tab/></text:span><text:span text:style-name="T389">Possui Vegetaçao</text:span></text:p>
      <text:p text:style-name="P390"><text:tab/><text:tab/><text:tab/>Campo editável</text:p>
      <text:p text:style-name="P391"/>
      <text:p text:style-name="P392"><text:span text:style-name="T393"><text:tab/></text:span><text:span text:style-name="T394"><text:tab/></text:span><text:span text:style-name="T395">Exposição</text:span></text:p>
      <text:p text:style-name="P396"><text:tab/><text:tab/>Lista em ordem alfabética com as opções abaixo</text:p>
      <text:p text:style-name="P397"><text:tab/><text:tab/><text:tab/>Céu Aberto</text:p>
      <text:p text:style-name="P398"><text:tab/><text:tab/><text:tab/>Abrigada</text:p>
      <text:p text:style-name="P399"><text:tab/><text:tab/><text:tab/>Submersa</text:p>
      <text:p text:style-name="P400"><text:tab/><text:tab/><text:tab/>Soterrada</text:p>
      <text:p text:style-name="P401"/>
      <text:p text:style-name="P402"><text:span text:style-name="T403"><text:tab/></text:span><text:span text:style-name="T404"><text:tab/></text:span><text:span text:style-name="T405">Uso Atual</text:span></text:p>
      <text:p text:style-name="P406"><text:tab/><text:tab/><text:tab/>Campo editável</text:p>
      <text:p text:style-name="P407"/>
      <text:p text:style-name="P408"><text:span text:style-name="T409"><text:tab/></text:span><text:span text:style-name="T410"><text:tab/></text:span><text:span text:style-name="T411">Outros</text:span></text:p>
      <text:p text:style-name="P412"><text:tab/><text:tab/><text:tab/>Campo editável</text:p>
      <text:p text:style-name="P413"/>
      <text:p text:style-name="P414"><text:span text:style-name="T415"><text:tab/></text:span><text:span text:style-name="T416"><text:tab/></text:span><text:span text:style-name="T417">Notas</text:span></text:p>
      <text:p text:style-name="P418"><text:tab/><text:tab/><text:tab/>Campo editável</text:p>
      <text:p text:style-name="P419"/>
      <text:p text:style-name="P420"><text:s text:c="4"/></text:p>
      <text:p text:style-name="P421"><text:s text:c="5"/>4.2 <text:s text:c="2"/>Dimensões e Quantificações</text:p>
      <text:p text:style-name="P422"><text:tab/>Campo editável</text:p>
      <text:p text:style-name="P423"/>
      <text:p text:style-name="P424"><text:s/><text:span text:style-name="T425">4.2.1 Medidas Gerais do Bem Arquitetônico</text:span></text:p>
      <text:p text:style-name="P426"><text:span text:style-name="T427"><text:s/></text:span><text:span text:style-name="T428"><text:tab/>Tipo campo editável, abrindo opção para escrita somente se selecionado.</text:span></text:p>
      <text:p text:style-name="P429"><text:tab/><text:tab/></text:p>
      <text:p text:style-name="P430"><text:tab/><text:tab/>Área Total</text:p>
      <text:p text:style-name="P431"><text:tab/><text:tab/>Altura fachada frontal</text:p>
      <text:p text:style-name="P432"><text:tab/><text:tab/>Altura fachada posterior</text:p>
      <text:p text:style-name="P433"><text:tab/><text:tab/>Largura</text:p>
      <text:p text:style-name="P434"><text:tab/><text:tab/>Profundidade</text:p>
      <text:p text:style-name="P435"><text:tab/><text:tab/>Altura da Cumeeira</text:p>
      <text:p text:style-name="P436"><text:tab/><text:tab/>Altura Total</text:p>
      <text:p text:style-name="P437"><text:tab/><text:tab/>Pé direito térreo</text:p>
      <text:p text:style-name="P438"><text:tab/><text:tab/>Pé direito tipo</text:p>
      <text:p text:style-name="P439"/>
      <text:p text:style-name="P440"><text:span text:style-name="T441"><text:tab/></text:span><text:span text:style-name="T442"><text:s/>4.2.2 Medidas Gerais do Bem Arqueológico</text:span></text:p>
      <text:p text:style-name="P443"><text:span text:style-name="T444"><text:tab/></text:span><text:span text:style-name="T445"><text:tab/>Tipo campo editável, abrindo opção para escrita somente se selecionado.</text:span></text:p>
      <text:p text:style-name="P446"><text:tab/><text:tab/></text:p>
      <text:p text:style-name="P447"><text:tab/><text:tab/>Área Total</text:p>
      <text:p text:style-name="P448"><text:tab/><text:tab/>Comprimento</text:p>
      <text:p text:style-name="P449"><text:tab/><text:tab/>Altura</text:p>
      <text:p text:style-name="P450"><text:tab/><text:tab/>Largura</text:p>
      <text:p text:style-name="P451"><text:tab/><text:tab/>Profundidade</text:p>
      <text:p text:style-name="P452"/>
      <text:p text:style-name="P453"><text:s text:c="4"/><text:tab/><text:s text:c="2"/>4.3 <text:s/>Conteúdo</text:p>
      <text:p text:style-name="P454"><text:tab/><text:tab/>Campo editável</text:p>
      <text:p text:style-name="P455"/>
      <text:p text:style-name="P456"><text:s text:c="6"/><text:tab/><text:s text:c="2"/>4.4 Meio de Acesso</text:p>
      <text:p text:style-name="P457"><text:tab/><text:tab/>Campo editável</text:p>
      <text:soft-page-break/>
      <text:p text:style-name="P458"><text:tab/></text:p>
      <text:p text:style-name="P459"/>
      <text:p text:style-name="P460"><text:s/><text:tab/>5. AudioVisual</text:p>
      <text:p text:style-name="P461"/>
      <text:p text:style-name="P462"><text:tab/>Campo para buscar uma imagem ou um vídeo para fazer upload</text:p>
      <text:p text:style-name="P463"><text:tab/>Deve ter opção ''Adicionar nova imagem/vídeo'', no caso em que se queira adicionar mais de<text:s/>uma<text:s/><text:tab/>imagem.</text:p>
      <text:p text:style-name="P464"/>
      <text:p text:style-name="P465"/>
      <text:p text:style-name="P466">Título</text:p>
      <text:p text:style-name="P467"><text:tab/><text:tab/>Campo editável</text:p>
      <text:p text:style-name="P468"/>
      <text:p text:style-name="P469"/>
      <text:p text:style-name="P470">Descrição</text:p>
      <text:p text:style-name="P471"><text:tab/><text:tab/>Campo editável <text:s text:c="2"/></text:p>
      <text:p text:style-name="P472"/>
      <text:p text:style-name="P473"/>
      <text:p text:style-name="P474">6. Diagnóstico e Intervenção</text:p>
      <text:p text:style-name="P475"/>
      <text:p text:style-name="P476"><text:tab/><text:tab/>6.1 Estado de Conservação e Preservação</text:p>
      <text:p text:style-name="P477"><text:tab/><text:tab/><text:tab/><text:tab/>Campo Editável</text:p>
      <text:p text:style-name="P478"><text:tab/><text:tab/></text:p>
      <text:p text:style-name="P479"><text:span text:style-name="T480"><text:tab/></text:span><text:span text:style-name="T481"><text:tab/></text:span><text:span text:style-name="T482"><text:tab/></text:span><text:span text:style-name="T483">Estado de Preservação</text:span></text:p>
      <text:p text:style-name="P484"><text:tab/><text:tab/><text:tab/><text:tab/>Lista em ordem alfabética com as opções abaixo</text:p>
      <text:p text:style-name="P485"><text:tab/><text:tab/><text:tab/><text:tab/>íntegro</text:p>
      <text:p text:style-name="P486"><text:tab/><text:tab/><text:tab/><text:tab/>pouco alterado</text:p>
      <text:p text:style-name="P487"><text:tab/><text:tab/><text:tab/><text:tab/>muito alterado</text:p>
      <text:p text:style-name="P488"><text:tab/><text:tab/><text:tab/><text:tab/>descaracterizado</text:p>
      <text:p text:style-name="P489"/>
      <text:p text:style-name="P490"><text:span text:style-name="T491"><text:tab/></text:span><text:span text:style-name="T492"><text:tab/></text:span><text:span text:style-name="T493"><text:tab/></text:span><text:span text:style-name="T494">Estado de Conservação</text:span></text:p>
      <text:p text:style-name="P495"><text:tab/><text:tab/><text:tab/><text:tab/>Lista em ordem alfabética com as opções abaixo</text:p>
      <text:p text:style-name="P496"><text:tab/><text:tab/><text:tab/><text:tab/>bom</text:p>
      <text:p text:style-name="P497"><text:tab/><text:tab/><text:tab/><text:tab/>precário</text:p>
      <text:p text:style-name="P498"><text:tab/><text:tab/><text:tab/><text:tab/>em arruinamento</text:p>
      <text:p text:style-name="P499"><text:tab/><text:tab/><text:tab/><text:tab/>arruinado</text:p>
      <text:p text:style-name="P500"/>
      <text:p text:style-name="P501"><text:tab/><text:tab/>6.2 Notas Estado de Conservação</text:p>
      <text:p text:style-name="P502"><text:tab/><text:tab/><text:tab/><text:tab/>Campo editável</text:p>
      <text:p text:style-name="P503"/>
      <text:p text:style-name="P504"><text:tab/><text:tab/>6.3<text:s/>Intervenção no bem</text:p>
      <text:p text:style-name="P505"><text:tab/><text:tab/><text:tab/>Tipo checkbox<text:tab/>Sim – Não</text:p>
      <text:p text:style-name="P506"><text:tab/><text:tab/><text:tab/>Somente se o usuário escolher sim, os campos abaixo devem ser liberados para edição</text:p>
      <text:p text:style-name="P507"/>
      <text:p text:style-name="P508"><text:tab/><text:tab/><text:tab/><text:tab/></text:p>
      <text:p text:style-name="P509"><text:s text:c="5"/><text:tab/>Data da intervenção</text:p>
      <text:p text:style-name="P510"><text:s/><text:tab/><text:tab/>Campo editável</text:p>
      <text:p text:style-name="P511"><text:s/><text:tab/></text:p>
      <text:p text:style-name="P512"><text:s/><text:tab/>Responsável pela Intervenção</text:p>
      <text:p text:style-name="P513"><text:s/><text:tab/><text:tab/>Campo editável</text:p>
      <text:p text:style-name="P514"/>
      <text:p text:style-name="P515"><text:tab/>Descrição</text:p>
      <text:p text:style-name="P516"><text:tab/><text:tab/>Campo<text:s/>editável</text:p>
      <text:p text:style-name="P517"><text:tab/></text:p>
      <text:soft-page-break/>
      <text:p text:style-name="P518"><text:tab/>Opção para adicionar outra intervenção, caso haja mais de uma.</text:p>
      <text:p text:style-name="P519"/>
      <text:p text:style-name="P520">7. Condições de disponibilidade, uso e proteção</text:p>
      <text:p text:style-name="P521"/>
      <text:p text:style-name="P522">Disponibilidade:</text:p>
      <text:p text:style-name="P523">Lista em ordem alfabética com as opções abaixo</text:p>
      <text:p text:style-name="Standard"><text:span text:style-name="T524"><text:tab/></text:span><text:span text:style-name="T525"><text:tab/></text:span><text:span text:style-name="T526">Acervo (Estante, Reserva Técnica, etc);</text:span></text:p>
      <text:p text:style-name="Standard"><text:span text:style-name="T527"><text:tab/></text:span><text:span text:style-name="T528"><text:tab/></text:span><text:span text:style-name="T529">Evento (Exposição, Feir</text:span><text:span text:style-name="T530">a, etc);</text:span></text:p>
      <text:p text:style-name="Standard"><text:span text:style-name="T531"><text:tab/></text:span><text:span text:style-name="T532"><text:tab/></text:span><text:span text:style-name="T533">Exposição Permanente</text:span></text:p>
      <text:p text:style-name="Standard"><text:span text:style-name="T534"><text:tab/></text:span><text:span text:style-name="T535"><text:tab/></text:span><text:span text:style-name="T536">Empréstimo</text:span></text:p>
      <text:p text:style-name="Standard"><text:span text:style-name="T537"><text:tab/></text:span><text:span text:style-name="T538"><text:tab/></text:span><text:span text:style-name="T539">Restauro (Encadernação, Pequenos Consertos, etc).</text:span></text:p>
      <text:p text:style-name="Standard"><text:span text:style-name="T540"><text:tab/></text:span><text:span text:style-name="T541"><text:tab/></text:span><text:span text:style-name="T542">Baixa do Patrimônio</text:span></text:p>
      <text:p text:style-name="P543"><text:tab/></text:p>
      <text:p text:style-name="P544"><text:tab/><text:s/>Se opção no campo Disponibilidade for ''Acervo'', liberar essa opção para preenchimento</text:p>
      <text:p text:style-name="Standard"><text:span text:style-name="T545"><text:tab/></text:span><text:span text:style-name="T546">Condições de Acesso:</text:span></text:p>
      <text:p text:style-name="P547"><text:tab/>Tipo Checkbox<text:tab/></text:p>
      <text:p text:style-name="Standard"><text:span text:style-name="T548"><text:tab/></text:span><text:span text:style-name="T549"><text:tab/></text:span><text:span text:style-name="T550">Livre</text:span></text:p>
      <text:p text:style-name="Standard"><text:span text:style-name="T551"><text:tab/><text:s text:c="2"/></text:span><text:span text:style-name="T552"><text:tab/></text:span><text:span text:style-name="T553">Sob Consulta</text:span></text:p>
      <text:p text:style-name="P554"/>
      <text:p text:style-name="P555">Se opção no campo Disponibilidade for diferente de “Acervo” e “Baixa do Patrimônio”, liberar essa opção para preenchimento</text:p>
      <text:p text:style-name="P556">Data de Retorno:</text:p>
      <text:p text:style-name="P557"><text:tab/>Campo editável</text:p>
      <text:p text:style-name="P558"><text:tab/></text:p>
      <text:p text:style-name="Standard"><text:span text:style-name="T559"><text:tab/></text:span><text:span text:style-name="T560">Condições de Reprodução:</text:span></text:p>
      <text:p text:style-name="P561"><text:tab/>Tipo Checkbox<text:tab/></text:p>
      <text:p text:style-name="Standard"><text:span text:style-name="T562"><text:tab/></text:span><text:span text:style-name="T563"><text:tab/></text:span><text:span text:style-name="T564">Não</text:span></text:p>
      <text:p text:style-name="Standard"><text:span text:style-name="T565"><text:tab/><text:s text:c="2"/></text:span><text:span text:style-name="T566"><text:tab/></text:span><text:span text:style-name="T567">Sob Consulta</text:span></text:p>
      <text:p text:style-name="P568"><text:tab/></text:p>
      <text:p text:style-name="P569"><text:tab/>Notas sobre<text:s/>Uso e Aproveitamento</text:p>
      <text:p text:style-name="P570"><text:tab/><text:tab/>Campo editável</text:p>
      <text:p text:style-name="P571"/>
      <text:p text:style-name="Standard"><text:span text:style-name="T572"><text:tab/></text:span><text:span text:style-name="T573">Proteção:</text:span></text:p>
      <text:p text:style-name="P574"><text:tab/>Tipo Checkbox<text:tab/></text:p>
      <text:p text:style-name="P575"><text:tab/><text:tab/>Sim</text:p>
      <text:p text:style-name="Standard"><text:span text:style-name="T576"><text:tab/></text:span><text:span text:style-name="T577"><text:tab/></text:span><text:span text:style-name="T578">Não</text:span></text:p>
      <text:p text:style-name="Standard"><text:span text:style-name="T579"><text:tab/><text:s text:c="2"/></text:span><text:span text:style-name="T580"><text:tab/></text:span><text:span text:style-name="T581">Em Processo</text:span></text:p>
      <text:p text:style-name="P582"/>
      <text:p text:style-name="P583"><text:tab/><text:tab/>Caso a opção seja ''Não'', não mostrar os campos abaixo</text:p>
      <text:p text:style-name="Standard"><text:span text:style-name="T584"><text:tab/></text:span><text:span text:style-name="T585"><text:tab/></text:span><text:span text:style-name="T586">Instituição:</text:span></text:p>
      <text:p text:style-name="P587"><text:tab/><text:tab/><text:tab/>Campo Editável</text:p>
      <text:p text:style-name="P588"><text:tab/></text:p>
      <text:p text:style-name="Standard"><text:span text:style-name="T589"><text:tab/></text:span><text:span text:style-name="T590"><text:tab/></text:span><text:span text:style-name="T591">Legislação/Número do Processo:</text:span></text:p>
      <text:p text:style-name="P592"><text:tab/><text:tab/><text:tab/><text:span text:style-name="T593">Campo Editável</text:span></text:p>
      <text:p text:style-name="Standard"/>
      <text:p text:style-name="P594"/>
      <text:p text:style-name="P595">8. Histórico e<text:s/>Procedência</text:p>
      <text:p text:style-name="P596"/>
      <text:p text:style-name="P597">Tipo de Aquisição:</text:p>
      <text:p text:style-name="P598">Lista em ordem alfabética com as opções abaixo</text:p>
      <text:p text:style-name="P599">Compra</text:p>
      <text:p text:style-name="Standard"><text:tab/><text:tab/><text:span text:style-name="T600">Permuta</text:span></text:p>
      <text:p text:style-name="Standard"><text:tab/><text:tab/><text:span text:style-name="T601">Doação Institucional</text:span></text:p>
      <text:soft-page-break/>
      <text:p text:style-name="P602"><text:tab/><text:tab/>Doação Pessoal</text:p>
      <text:p text:style-name="P603"><text:tab/><text:tab/>Comodato</text:p>
      <text:p text:style-name="P604"/>
      <text:p text:style-name="P605"/>
      <text:p text:style-name="P606">Valor Venal da Época da Transação:</text:p>
      <text:p text:style-name="P607"><text:s/><text:tab/>Campo editável</text:p>
      <text:p text:style-name="P608"/>
      <text:p text:style-name="P609">Dados do Documento de Aquisição:</text:p>
      <text:p text:style-name="P610"><text:tab/>Campo editável</text:p>
      <text:p text:style-name="P611"/>
      <text:p text:style-name="P612">Primeiro Proprietário</text:p>
      <text:p text:style-name="P613"><text:tab/>Campo editável</text:p>
      <text:p text:style-name="P614"/>
      <text:p text:style-name="P615">Histórico</text:p>
      <text:p text:style-name="P616"><text:tab/>Campo editável</text:p>
      <text:p text:style-name="P617"/>
      <text:p text:style-name="P618">Instrimentos de Pesquisa</text:p>
      <text:p text:style-name="P619"><text:tab/>Campo editável</text:p>
      <text:p text:style-name="P620"/>
      <text:p text:style-name="P621"/>
      <text:p text:style-name="P622">9. Assuntos e Descritores</text:p>
      <text:p text:style-name="P623"/>
      <text:p text:style-name="P624">9.1<text:tab/>Descritor</text:p>
      <text:p text:style-name="P625">Campo editável com a seguinte Descrição antes de ser preenchido</text:p>
      <text:p text:style-name="P626"><text:span text:style-name="T627"><text:s/>Descrição: '' Termos controlados,<text:s/></text:span><text:span text:style-name="T628">retirados de um vocabulário pré-definido, que traduzem o conteúdo temático do bem patrimonial. Limite de 5 palavras chave''</text:span></text:p>
      <text:p text:style-name="P629"/>
      <text:p text:style-name="P630">Limitar até cinco palavra chave para cada bem patrimonial.</text:p>
      <text:p text:style-name="P631"/>
      <text:p text:style-name="P632">9.2<text:tab/>Assunto</text:p>
      <text:p text:style-name="P633">Campo editável com a seguinte Descrição antes de ser preenchido</text:p>
      <text:p text:style-name="P634">Descrição: palavras-chave que traduzem o conteúdo temático do bem patrimonial</text:p>
      <text:p text:style-name="P635"/>
      <text:p text:style-name="P636"/>
      <text:p text:style-name="P637">10. Fonte de Informação</text:p>
      <text:p text:style-name="P638"/>
      <text:p text:style-name="P639"><text:tab/><text:tab/>Campo editável com opção de abrir novos campos para mais de uma fonte.</text:p>
      <text:p text:style-name="P640"/>
      <text:p text:style-name="P641">11. Responsável pela Pesquisa</text:p>
      <text:p text:style-name="P642"/>
      <text:p text:style-name="P643"><text:tab/>Os Campos Abaixo são do tipo editáveis,<text:s/>com opção de adiconar mais de um responsável pela<text:s/><text:tab/>pesquisa</text:p>
      <text:p text:style-name="P644"/>
      <text:p text:style-name="P645">12.1<text:tab/>Nome</text:p>
      <text:p text:style-name="P646">12.2<text:tab/>Data</text:p>
      <text:p text:style-name="P647">12.3<text:tab/>Notas do Pesquisador</text:p>
      <text:p text:style-name="P648"/>
      <text:p text:style-name="P649"><text:tab/></text:p>
      <text:p text:style-name="P650"/>
      <text:p text:style-name="P651"/>
      <text:p text:style-name="P652"/>
      <text:p text:style-name="P653"/>
      <text:p text:style-name="P6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Verdana, Verdana" svg:font-family="Verdana, Verdana" style:font-family-generic="swiss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4LVL1" style:family="text">
      <style:text-properties fo:font-size="10pt" style:font-size-asian="10pt" style:font-size-complex="10pt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fo:font-size="10pt" style:font-size-asian="10pt" style:font-size-complex="10pt"/>
    </style:style>
    <style:style style:name="WW_CharLFO17LVL1" style:family="text">
      <style:text-properties fo:font-size="10pt" style:font-size-asian="10pt" style:font-size-complex="10pt"/>
    </style:style>
    <style:style style:name="WW_CharLFO17LVL2" style:family="text">
      <style:text-properties fo:font-size="10pt" style:font-size-asian="10pt" style:font-size-complex="10pt"/>
    </style:style>
    <style:style style:name="WW_CharLFO18LVL1" style:family="text">
      <style:text-properties style:font-name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number text:level="1" text:style-name="WW_CharLFO14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10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8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3</text:page-number></text:span><text:span text:style-name="T32"><text:s/>de<text:s/></text:span><text:span text:style-name="T33"><text:page-count style:num-format="1">10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Mariana Casuscelli Groppa</meta:initial-creator>
    <dc:creator>Mariana Groppa</dc:creator>
    <meta:creation-date>2010-06-10T16:16:00Z</meta:creation-date>
    <dc:date>2014-09-09T20:38:00Z</dc:date>
    <meta:template xlink:href="Normal" xlink:type="simple"/>
    <meta:editing-cycles>5</meta:editing-cycles>
    <meta:editing-duration>PT33360S</meta:editing-duration>
    <meta:document-statistic meta:page-count="10" meta:paragraph-count="26" meta:word-count="2098" meta:character-count="13405" meta:row-count="94" meta:non-whitespace-character-count="11333"/>
  </office:meta>
</office:document-meta>
</file>